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ssertion. <text:span text:style-name="T1">Maybe the argument gets a morale boost or something. I know I would feel stronger if I got some encouragement. </text:span>Of course, she knew that was a rather big if.</text:p>
      <text:p text:style-name="Normal">For some reason, the alarm clock seemed dead set on boosting the morale of its one argument, and in retaliation she became dead set on not getting out of bed. After some time though,</text:p>
      <text:p text:style-name="Normal">“You’re so noisy, first thing in the morning,” her hand tapped the alarm silent before retreating back to her side.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teddy bear who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meal befitting a queen.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seeing as</text:p>
      <text:p text:style-name="Normal"><text:span text:style-name="T1">Today’s Monday, huh...</text:span> Today was a school day, although she wasn’t exactly thrilled at the notion. School was a peculiar place in her mind: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And so, as she was weighing the pros against the cons of school, her mind began playing out a scenario wherein she did go, and once there, somehow <text:span text:style-name="T1">you</text:span> would see through all of her lies and understand her worries, and subsequently together you would resolve to run away somewhere far from all sorrows, and right after that promise was made you two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big yellow circle in the sky (whom she'd decided to forgive around about right now), and her gaze wandered off in search of food for thought. Only, there wasn’t really anything eye-catchy around here, except maybe for the pink flowerpot on her nightstand. Then again even that was debatable; it was more like her eyes would always inevitably gravitate towards it. <text:span text:style-name="T1">It can’t be helped</text:span>, <text:span text:style-name="T1">birds of a feather attract each other.</text:span></text:p>
      <text:p text:style-name="Normal">This flowerpot was empty inside. More precisely, it was empty as long as no one looked at it.</text:p>
      <text:p text:style-name="Normal">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the flowerpot was well and truly empty. In reality, it was a testament to her failures, a reminder of what she couldn’t do: <text:span text:style-name="T1">I couldn’t keep a single flower alive.</text:span> But that was only in reality. If plants took root in her imagination, then they could will themselves into existence and grow as quickly or slowly as they pleased. In particular, the one that lived in this pot was special: it was shy and didn’t show itself often, but when it did, it would blossom into a heart.</text:p>
      <text:p text:style-name="Normal">This heart was as fragile as it was weak, so she did her best to take care of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Half in search of what to try next and half out of absent-mindedness, her eyes drifted off and roamed about. Sunlight had truly flooded in by now, so that the looking glass next to her wardrobe had lost all its eeriness. Generally speaking, she wasn’t fond of mirrors as she never knew what she’d find in them. This time though, from the reflection a tired-looking girl vacantly stared back at her. She smiled. She was glad to see her true self. Still, she couldn’t help but notice that the hands of the clock in the glass were pointing rather more upwards than she felt they should.</text:p>
      <text:p text:style-name="Normal">“...”</text:p>
      <text:p text:style-name="Normal">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 </text:p>
      <text:p text:style-name="Normal">“Hi mom!” she stole a slice of bread from a plate before</text:p>
      <text:p text:style-name="Normal">“Ah,” realising that mom had already left. However, there was money, a message and the house keys on the table, and she swept them all into her backpack. Seconds later, she was out of the house and runn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